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</office:font-face-decls>
  <office:automatic-styles>
    <style:style style:name="ce1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top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top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fo:font-weight="bold" style:font-weight-asian="bold" style:font-weight-complex="bold" style:font-family-generic="swiss"/>
    </style:style>
    <style:style style:name="ce21" style:family="table-cell" style:parent-style-name="Default" style:data-style-name="N3">
      <style:table-cell-properties style:vertical-align="automatic"/>
      <style:text-properties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style:vertical-align="automatic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24" style:family="table-cell" style:parent-style-name="Default" style:data-style-name="N3">
      <style:table-cell-properties style:vertical-align="automatic"/>
    </style:style>
    <style:style style:name="ce25" style:family="table-cell" style:parent-style-name="Default" style:data-style-name="N4">
      <style:table-cell-properties style:vertical-align="automatic"/>
      <style:text-properties fo:font-style="italic" style:font-style-asian="italic" style:font-style-complex="italic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27" style:family="table-cell" style:parent-style-name="Default" style:data-style-name="N3">
      <style:table-cell-properties fo:border-top="none" fo:border-bottom="thin solid #000000" fo:border-left="none" fo:border-right="none" style:vertical-align="automatic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29" style:family="table-cell" style:parent-style-name="Default" style:data-style-name="N4">
      <style:table-cell-properties fo:border-top="none" fo:border-bottom="thin solid #000000" fo:border-left="none" fo:border-right="none" style:vertical-align="automatic"/>
      <style:text-properties fo:font-style="italic" style:font-style-asian="italic" style:font-style-complex="italic" style:font-family-generic="swiss"/>
    </style:style>
    <style:style style:name="ce30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31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2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33" style:family="table-cell" style:parent-style-name="Default" style:data-style-name="N2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middle"/>
      <style:text-properties fo:color="#000000" style:font-family-generic="swiss"/>
    </style:style>
    <style:style style:name="ce3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2">
      <style:table-cell-properties style:vertical-align="automatic"/>
      <style:text-properties fo:font-style="italic" style:font-style-asian="italic" style:font-style-complex="italic" style:font-family-generic="swiss"/>
    </style:style>
    <style:style style:name="ce40" style:family="table-cell" style:parent-style-name="Default" style:data-style-name="N0">
      <style:table-cell-properties style:vertical-align="automatic"/>
    </style:style>
    <style:style style:name="ce41" style:family="table-cell" style:parent-style-name="Default" style:data-style-name="N2">
      <style:table-cell-properties style:vertical-align="automatic" fo:background-color="transparent"/>
      <style:text-properties fo:font-style="italic" style:font-style-asian="italic" style:font-style-complex="italic" style:font-family-generic="swiss"/>
    </style:style>
    <style:style style:name="ce4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4" style:family="table-cell" style:parent-style-name="Default" style:data-style-name="N0"/>
    <style:style style:name="ce45" style:family="table-cell" style:parent-style-name="Default" style:data-style-name="N22">
      <style:table-cell-properties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thin solid #000000" fo:border-bottom="2pt solid #000000" fo:border-left="none" fo:border-right="none"/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10.715625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16378" table:default-cell-style-name="ce2"/>
        <table:table-row table:style-name="ro1">
          <table:table-cell office:value-type="string" table:style-name="ce47">
            <text:p>sadei</text:p>
          </table:table-cell>
          <table:table-cell table:number-columns-repeated="5" table:style-name="ce48"/>
          <table:table-cell table:number-columns-repeated="16378" table:style-name="ce2"/>
        </table:table-row>
        <table:table-row table:style-name="ro2">
          <table:table-cell table:style-name="ce46"/>
          <table:table-cell table:number-columns-repeated="5" table:style-name="ce4"/>
          <table:table-cell table:number-columns-repeated="16378" table:style-name="ce2"/>
        </table:table-row>
        <table:table-row table:style-name="ro3">
          <table:table-cell office:value-type="string" table:style-name="ce1">
            <text:p>Resultados de las Elecciones a la Junta General del Principado de Asturias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3">
            <text:p>10 de Junio de 1987</text:p>
          </table:table-cell>
          <table:table-cell table:style-name="ce4"/>
          <table:table-cell table:number-columns-repeated="4" table:style-name="ce5"/>
          <table:table-cell table:number-columns-repeated="2" table:style-name="ce4"/>
          <table:table-cell table:number-columns-repeated="7" table:style-name="ce5"/>
          <table:table-cell table:number-columns-repeated="16369" table:style-name="ce4"/>
        </table:table-row>
        <table:table-row table:style-name="ro5">
          <table:table-cell office:value-type="string" table:style-name="ce6">
            <text:p>Asturias / Asturies</text:p>
          </table:table-cell>
          <table:table-cell table:number-columns-repeated="5" table:style-name="ce7"/>
          <table:table-cell table:number-columns-repeated="2" table:style-name="ce2"/>
          <table:table-cell table:number-columns-repeated="6" table:style-name="ce7"/>
          <table:table-cell table:style-name="ce8"/>
          <table:table-cell table:number-columns-repeated="16369" table:style-name="ce2"/>
        </table:table-row>
        <table:table-row table:style-name="ro6">
          <table:table-cell table:number-columns-repeated="2" table:style-name="ce9"/>
          <table:table-cell table:number-columns-repeated="4" table:style-name="ce10"/>
          <table:table-cell table:number-columns-repeated="2" table:style-name="ce2"/>
          <table:table-cell table:number-columns-repeated="6" table:style-name="ce7"/>
          <table:table-cell table:style-name="ce8"/>
          <table:table-cell table:number-columns-repeated="3" table:style-name="ce4"/>
          <table:table-cell table:number-columns-repeated="16366"/>
        </table:table-row>
        <table:table-row table:style-name="ro7">
          <table:table-cell table:style-name="ce9"/>
          <table:table-cell table:style-name="ce11"/>
          <table:table-cell office:value-type="string" table:style-name="ce12">
            <text:p>Número</text:p>
          </table:table-cell>
          <table:table-cell office:value-type="string" table:style-name="ce13">
            <text:p>% sobre el total de votos válidos</text:p>
          </table:table-cell>
          <table:table-cell office:value-type="string" table:style-name="ce14">
            <text:p>% sobre el total del censo</text:p>
          </table:table-cell>
          <table:table-cell office:value-type="string" table:style-name="ce12">
            <text:p>Diputados</text:p>
          </table:table-cell>
          <table:table-cell table:number-columns-repeated="2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table:style-name="ce16"/>
          <table:table-cell table:style-name="ce15"/>
          <table:table-cell table:number-columns-repeated="3" table:style-name="ce8"/>
          <table:table-cell table:number-columns-repeated="2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number-rows-repeated="2" table:style-name="ro8">
          <table:table-cell table:number-columns-repeated="8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17"/>
          <table:table-cell office:value-type="string" table:style-name="ce17">
            <text:p>Diputados a elegir</text:p>
          </table:table-cell>
          <table:table-cell table:number-columns-repeated="3" table:style-name="ce17"/>
          <table:table-cell office:value-type="float" office:value="45" table:style-name="ce18">
            <text:p>45</text:p>
          </table:table-cell>
          <table:table-cell table:number-columns-repeated="2" table:style-name="ce2"/>
          <table:table-cell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office:value-type="string" table:style-name="ce20">
            <text:p>Censo electoral</text:p>
          </table:table-cell>
          <table:table-cell office:value-type="float" office:value="868611" table:formula="of:=SUM([.C13:.C14])" table:style-name="ce21">
            <text:p>868.611</text:p>
          </table:table-cell>
          <table:table-cell table:style-name="ce22"/>
          <table:table-cell office:value-type="float" office:value="100" table:formula="of:=[.C12]/[.$C$12]*100" table:style-name="ce23">
            <text:p>100,00</text:p>
          </table:table-cell>
          <table:table-cell table:style-name="ce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office:value-type="string" table:style-name="ce16">
            <text:p>Votos emitidos</text:p>
          </table:table-cell>
          <table:table-cell office:value-type="float" office:value="580436" table:style-name="ce24">
            <text:p>580.436</text:p>
          </table:table-cell>
          <table:table-cell table:style-name="ce22"/>
          <table:table-cell office:value-type="float" office:value="66.823468733414614" table:formula="of:=[.C13]/[.$C$12]*100" table:style-name="ce25">
            <text:p>66,82</text:p>
          </table:table-cell>
          <table:table-cell table:style-name="ce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9"/>
          <table:table-cell office:value-type="string" table:style-name="ce26">
            <text:p>Abstención</text:p>
          </table:table-cell>
          <table:table-cell office:value-type="float" office:value="288175" table:style-name="ce27">
            <text:p>288.175</text:p>
          </table:table-cell>
          <table:table-cell table:style-name="ce28"/>
          <table:table-cell office:value-type="float" office:value="33.176531266585386" table:formula="of:=[.C14]/[.$C$12]*100" table:style-name="ce29">
            <text:p>33,18</text:p>
          </table:table-cell>
          <table:table-cell table:style-name="ce2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20">
            <text:p>Votos emitidos</text:p>
          </table:table-cell>
          <table:table-cell office:value-type="float" office:value="580436" table:formula="of:=SUM([.C16:.C18])" table:style-name="ce21">
            <text:p>580.436</text:p>
          </table:table-cell>
          <table:table-cell table:style-name="ce19"/>
          <table:table-cell office:value-type="float" office:value="66.823468733414614" table:formula="of:=[.C15]/[.$C$12]*100" table:style-name="ce30">
            <text:p>66,82</text:p>
          </table:table-cell>
          <table:table-cell table:style-name="ce19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5">
            <text:p>Votos a candidaturas</text:p>
          </table:table-cell>
          <table:table-cell office:value-type="float" office:value="565255" table:style-name="ce24">
            <text:p>565.255</text:p>
          </table:table-cell>
          <table:table-cell table:style-name="ce19"/>
          <table:table-cell office:value-type="float" office:value="65.075735858744594" table:formula="of:=[.C16]/[.$C$12]*100" table:style-name="ce31">
            <text:p>65,08</text:p>
          </table:table-cell>
          <table:table-cell table:style-name="ce19"/>
          <table:table-cell table:number-columns-repeated="2" table:style-name="ce4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5">
            <text:p>Votos en blanco</text:p>
          </table:table-cell>
          <table:table-cell office:value-type="float" office:value="7066" table:style-name="ce24">
            <text:p>7.066</text:p>
          </table:table-cell>
          <table:table-cell table:style-name="ce19"/>
          <table:table-cell office:value-type="float" office:value="0.8134826752136457" table:formula="of:=[.C17]/[.$C$12]*100" table:style-name="ce31">
            <text:p>0,81</text:p>
          </table:table-cell>
          <table:table-cell table:style-name="ce19"/>
          <table:table-cell table:number-columns-repeated="3" table:style-name="ce4"/>
          <table:table-cell table:style-name="ce32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9"/>
          <table:table-cell office:value-type="string" table:style-name="ce26">
            <text:p>Votos nulos</text:p>
          </table:table-cell>
          <table:table-cell office:value-type="float" office:value="8115" table:style-name="ce27">
            <text:p>8.115</text:p>
          </table:table-cell>
          <table:table-cell table:style-name="ce28"/>
          <table:table-cell office:value-type="float" office:value="0.93425019945637344" table:formula="of:=[.C18]/[.$C$12]*100" table:style-name="ce33">
            <text:p>0,93</text:p>
          </table:table-cell>
          <table:table-cell table:style-name="ce28"/>
          <table:table-cell table:number-columns-repeated="3" table:style-name="ce4"/>
          <table:table-cell table:style-name="ce32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20">
            <text:p>Votos válidos</text:p>
          </table:table-cell>
          <table:table-cell office:value-type="float" office:value="572321" table:formula="of:=SUM([.C20:.C31])" table:style-name="ce21">
            <text:p>572.321</text:p>
          </table:table-cell>
          <table:table-cell office:value-type="float" office:value="100" table:formula="of:=[.C19]/[.$C$19]*100" table:style-name="ce34">
            <text:p>100,00</text:p>
          </table:table-cell>
          <table:table-cell office:value-type="float" office:value="65.889218533958243" table:formula="of:=[.C19]/[.$C$12]*100" table:style-name="ce23">
            <text:p>65,89</text:p>
          </table:table-cell>
          <table:table-cell table:style-name="ce32"/>
          <table:table-cell table:number-columns-repeated="2" table:style-name="ce2"/>
          <table:table-cell table:style-name="ce4"/>
          <table:table-cell table:style-name="ce19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Partido Socialista Obrero Español</text:p>
          </table:table-cell>
          <table:table-cell office:value-type="float" office:value="222326" table:style-name="ce24">
            <text:p>222.326</text:p>
          </table:table-cell>
          <table:table-cell office:value-type="float" office:value="38.846381663437128" table:formula="of:=[.C20]/[.$C$19]*100" table:style-name="ce36">
            <text:p>38,85</text:p>
          </table:table-cell>
          <table:table-cell office:value-type="float" office:value="25.595577306757573" table:formula="of:=[.C20]/[.$C$12]*100" table:style-name="ce25">
            <text:p>25,60</text:p>
          </table:table-cell>
          <table:table-cell office:value-type="float" office:value="20" table:style-name="ce8">
            <text:p>20</text:p>
          </table:table-cell>
          <table:table-cell table:number-columns-repeated="2" table:style-name="ce2"/>
          <table:table-cell table:style-name="ce4"/>
          <table:table-cell table:style-name="ce19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Alianza Popular</text:p>
          </table:table-cell>
          <table:table-cell office:value-type="float" office:value="144379" table:style-name="ce24">
            <text:p>144.379</text:p>
          </table:table-cell>
          <table:table-cell office:value-type="float" office:value="25.226926846996705" table:formula="of:=[.C21]/[.$C$19]*100" table:style-name="ce36">
            <text:p>25,23</text:p>
          </table:table-cell>
          <table:table-cell office:value-type="float" office:value="16.621824959619438" table:formula="of:=[.C21]/[.$C$12]*100" table:style-name="ce25">
            <text:p>16,62</text:p>
          </table:table-cell>
          <table:table-cell office:value-type="float" office:value="13" table:style-name="ce8">
            <text:p>13</text:p>
          </table:table-cell>
          <table:table-cell table:number-columns-repeated="2" table:style-name="ce2"/>
          <table:table-cell table:style-name="ce4"/>
          <table:table-cell table:style-name="ce19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Centro Democrático y Social</text:p>
          </table:table-cell>
          <table:table-cell office:value-type="float" office:value="106155" table:style-name="ce24">
            <text:p>106.155</text:p>
          </table:table-cell>
          <table:table-cell office:value-type="float" office:value="18.548157415156879" table:formula="of:=[.C22]/[.$C$19]*100" table:style-name="ce36">
            <text:p>18,55</text:p>
          </table:table-cell>
          <table:table-cell office:value-type="float" office:value="12.221235973295295" table:formula="of:=[.C22]/[.$C$12]*100" table:style-name="ce25">
            <text:p>12,22</text:p>
          </table:table-cell>
          <table:table-cell office:value-type="float" office:value="8" table:style-name="ce37">
            <text:p>8</text:p>
          </table:table-cell>
          <table:table-cell table:number-columns-repeated="2" table:style-name="ce2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Izquierda Unida</text:p>
          </table:table-cell>
          <table:table-cell office:value-type="float" office:value="69175" table:style-name="ce24">
            <text:p>69.175</text:p>
          </table:table-cell>
          <table:table-cell office:value-type="float" office:value="12.086748520498112" table:formula="of:=[.C23]/[.$C$19]*100" table:style-name="ce36">
            <text:p>12,09</text:p>
          </table:table-cell>
          <table:table-cell office:value-type="float" office:value="7.9638641463209652" table:formula="of:=[.C23]/[.$C$12]*100" table:style-name="ce25">
            <text:p>7,96</text:p>
          </table:table-cell>
          <table:table-cell office:value-type="float" office:value="4" table:style-name="ce37">
            <text:p>4</text:p>
          </table:table-cell>
          <table:table-cell table:number-columns-repeated="6" table:style-name="ce4"/>
          <table:table-cell table:style-name="ce32"/>
          <table:table-cell table:number-columns-repeated="2" table:style-name="ce5"/>
          <table:table-cell table:number-columns-repeated="16369" table:style-name="ce4"/>
        </table:table-row>
        <table:table-row table:style-name="ro8">
          <table:table-cell table:style-name="ce2"/>
          <table:table-cell office:value-type="string" table:style-name="ce35">
            <text:p>Partíu Asturianista</text:p>
          </table:table-cell>
          <table:table-cell office:value-type="float" office:value="7302" table:style-name="ce24">
            <text:p>7.302</text:p>
          </table:table-cell>
          <table:table-cell office:value-type="float" office:value="1.2758574296592298" table:formula="of:=[.C24]/[.$C$19]*100" table:style-name="ce36">
            <text:p>1,28</text:p>
          </table:table-cell>
          <table:table-cell office:value-type="float" office:value="0.84065249000991238" table:formula="of:=[.C24]/[.$C$12]*100" table:style-name="ce25">
            <text:p>0,84</text:p>
          </table:table-cell>
          <table:table-cell table:style-name="ce37"/>
          <table:table-cell table:number-columns-repeated="5" table:style-name="ce2"/>
          <table:table-cell table:style-name="ce4"/>
          <table:table-cell table:style-name="ce32"/>
          <table:table-cell table:number-columns-repeated="2" table:style-name="ce5"/>
          <table:table-cell table:style-name="ce4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35">
            <text:p>Partido de los Trabajadores - Unidad Comunista</text:p>
          </table:table-cell>
          <table:table-cell office:value-type="float" office:value="4862" table:style-name="ce24">
            <text:p>4.862</text:p>
          </table:table-cell>
          <table:table-cell office:value-type="float" office:value="0.84952325705329701" table:formula="of:=[.C25]/[.$C$19]*100" table:style-name="ce36">
            <text:p>0,85</text:p>
          </table:table-cell>
          <table:table-cell office:value-type="float" office:value="0.55974423533664663" table:formula="of:=[.C25]/[.$C$12]*100" table:style-name="ce25">
            <text:p>0,56</text:p>
          </table:table-cell>
          <table:table-cell table:style-name="ce38"/>
          <table:table-cell table:number-columns-repeated="6" table:style-name="ce4"/>
          <table:table-cell table:number-columns-repeated="3" table:style-name="ce5"/>
          <table:table-cell table:style-name="ce4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35">
            <text:p>Partido Demócrata Popular</text:p>
          </table:table-cell>
          <table:table-cell office:value-type="float" office:value="3591" table:style-name="ce24">
            <text:p>3.591</text:p>
          </table:table-cell>
          <table:table-cell office:value-type="float" office:value="0.627445087634387" table:formula="of:=[.C26]/[.$C$19]*100" table:style-name="ce36">
            <text:p>0,63</text:p>
          </table:table-cell>
          <table:table-cell office:value-type="float" office:value="0.41341866497200702" table:formula="of:=[.C26]/[.$C$12]*100" table:style-name="ce25">
            <text:p>0,41</text:p>
          </table:table-cell>
          <table:table-cell table:style-name="ce38"/>
          <table:table-cell table:number-columns-repeated="7" table:style-name="ce4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35">
            <text:p>Ensame Nacionalista Astur</text:p>
          </table:table-cell>
          <table:table-cell office:value-type="float" office:value="2800" table:style-name="ce24">
            <text:p>2.800</text:p>
          </table:table-cell>
          <table:table-cell office:value-type="float" office:value="0.48923593577729974" table:formula="of:=[.C27]/[.$C$19]*100" table:style-name="ce36">
            <text:p>0,49</text:p>
          </table:table-cell>
          <table:table-cell office:value-type="float" office:value="0.32235373487096064" table:formula="of:=[.C27]/[.$C$12]*100" table:style-name="ce39">
            <text:p>0,32</text:p>
          </table:table-cell>
          <table:table-cell table:style-name="ce20"/>
          <table:table-cell table:number-columns-repeated="2" table:style-name="ce4"/>
          <table:table-cell table:number-columns-repeated="7" table:style-name="ce8"/>
          <table:table-cell table:number-columns-repeated="16369" table:style-name="ce4"/>
        </table:table-row>
        <table:table-row table:style-name="ro8">
          <table:table-cell table:style-name="ce2"/>
          <table:table-cell office:value-type="string" table:style-name="ce35">
            <text:p>Partido Socialista de los Trabajadores</text:p>
          </table:table-cell>
          <table:table-cell office:value-type="float" office:value="2473" table:style-name="ce24">
            <text:p>2.473</text:p>
          </table:table-cell>
          <table:table-cell office:value-type="float" office:value="0.43210016756330805" table:formula="of:=[.C28]/[.$C$19]*100" table:style-name="ce36">
            <text:p>0,43</text:p>
          </table:table-cell>
          <table:table-cell office:value-type="float" office:value="0.28470742369138774" table:formula="of:=[.C28]/[.$C$12]*100" table:style-name="ce25">
            <text:p>0,28</text:p>
          </table:table-cell>
          <table:table-cell table:style-name="ce20"/>
          <table:table-cell table:number-columns-repeated="2" table:style-name="ce2"/>
          <table:table-cell table:number-columns-repeated="7" table:style-name="ce40"/>
          <table:table-cell table:number-columns-repeated="16369" table:style-name="ce2"/>
        </table:table-row>
        <table:table-row table:style-name="ro8">
          <table:table-cell table:style-name="ce4"/>
          <table:table-cell office:value-type="string" table:style-name="ce35">
            <text:p>Partido Humanista</text:p>
          </table:table-cell>
          <table:table-cell office:value-type="float" office:value="1243" table:style-name="ce24">
            <text:p>1.243</text:p>
          </table:table-cell>
          <table:table-cell office:value-type="float" office:value="0.21718581006113705" table:formula="of:=[.C29]/[.$C$19]*100" table:style-name="ce36">
            <text:p>0,22</text:p>
          </table:table-cell>
          <table:table-cell office:value-type="float" office:value="0.14310203301593002" table:formula="of:=[.C29]/[.$C$12]*100" table:style-name="ce39">
            <text:p>0,14</text:p>
          </table:table-cell>
          <table:table-cell table:style-name="ce4"/>
          <table:table-cell table:number-columns-repeated="2" table:style-name="ce2"/>
          <table:table-cell table:number-columns-repeated="7" table:style-name="ce40"/>
          <table:table-cell table:number-columns-repeated="16369" table:style-name="ce2"/>
        </table:table-row>
        <table:table-row table:style-name="ro8">
          <table:table-cell table:style-name="ce2"/>
          <table:table-cell office:value-type="string" table:style-name="ce35">
            <text:p>Falange Española de las JONS</text:p>
          </table:table-cell>
          <table:table-cell office:value-type="float" office:value="949" table:style-name="ce24">
            <text:p>949</text:p>
          </table:table-cell>
          <table:table-cell office:value-type="float" office:value="0.16581603680452053" table:formula="of:=[.C30]/[.$C$19]*100" table:style-name="ce36">
            <text:p>0,17</text:p>
          </table:table-cell>
          <table:table-cell office:value-type="float" office:value="0.10925489085447915" table:formula="of:=[.C30]/[.$C$12]*100" table:style-name="ce41">
            <text:p>0,11</text:p>
          </table:table-cell>
          <table:table-cell table:style-name="ce5"/>
          <table:table-cell table:number-columns-repeated="16378" table:style-name="ce2"/>
        </table:table-row>
        <table:table-row table:style-name="ro8">
          <table:table-cell table:style-name="ce2"/>
          <table:table-cell office:value-type="string" table:style-name="ce35">
            <text:p>En blanco</text:p>
          </table:table-cell>
          <table:table-cell office:value-type="float" office:value="7066" table:style-name="ce24">
            <text:p>7.066</text:p>
          </table:table-cell>
          <table:table-cell office:value-type="float" office:value="1.2346218293580002" table:formula="of:=[.C31]/[.$C$19]*100" table:style-name="ce36">
            <text:p>1,23</text:p>
          </table:table-cell>
          <table:table-cell office:value-type="float" office:value="0.8134826752136457" table:formula="of:=[.C31]/[.$C$12]*100" table:style-name="ce41">
            <text:p>0,81</text:p>
          </table:table-cell>
          <table:table-cell table:style-name="ce40"/>
          <table:table-cell table:number-columns-repeated="16378" table:style-name="ce2"/>
        </table:table-row>
        <table:table-row table:style-name="ro8">
          <table:table-cell table:number-columns-repeated="6" table:style-name="ce42"/>
          <table:table-cell table:number-columns-repeated="16378" table:style-name="ce2"/>
        </table:table-row>
        <table:table-row table:style-name="ro8">
          <table:table-cell/>
          <table:table-cell table:number-columns-repeated="16383" table:style-name="ce2"/>
        </table:table-row>
        <table:table-row table:style-name="ro8">
          <table:table-cell/>
          <table:table-cell office:value-type="string" table:style-name="ce2">
            <text:p>Año de referencia: 1987</text:p>
          </table:table-cell>
          <table:table-cell table:style-name="ce43"/>
          <table:table-cell table:number-columns-repeated="16381" table:style-name="ce2"/>
        </table:table-row>
        <table:table-row table:style-name="ro8">
          <table:table-cell/>
          <table:table-cell office:value-type="string" table:style-name="ce2">
            <text:p>Fuente: Ministerio del Interior. Elaborado por SADEI.</text:p>
          </table:table-cell>
          <table:table-cell table:number-columns-repeated="3" table:style-name="ce44"/>
          <table:table-cell table:number-columns-repeated="16379"/>
        </table:table-row>
        <table:table-row table:style-name="ro8">
          <table:table-cell/>
          <table:table-cell office:value-type="string" table:style-name="ce2">
            <text:p>Tipo de datos: Definitivos</text:p>
          </table:table-cell>
          <table:table-cell table:number-columns-repeated="16382" table:style-name="ce2"/>
        </table:table-row>
        <table:table-row table:style-name="ro8">
          <table:table-cell/>
          <table:table-cell office:value-type="string" table:style-name="ce2">
            <text:p>Última actualización: 17/07/2002</text:p>
          </table:table-cell>
          <table:table-cell table:style-name="ce45"/>
          <table:table-cell table:number-columns-repeated="16381" table:style-name="ce2"/>
        </table:table-row>
        <table:table-row table:number-rows-repeated="104853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75in" fo:margin-right="0.75in" style:table-centering="none" style:print="objects charts drawings">
        <style:background-image xlink:href="media/image1.png" xlink:type="simple" xlink:actuate="onLoad"/>
      </style:page-layout-properties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Resultados de las Elecciones a la Junta General del Principado de Asturias-10 de Junio de 1987-Asturias / Asturies</dc:title>
    <meta:initial-creator>sadei</meta:initial-creator>
    <dc:creator>José Antonio Garmón</dc:creator>
    <meta:creation-date>2002-07-17T09:02:15Z</meta:creation-date>
    <dc:date>2020-05-25T12:33:31Z</dc:date>
  </office:meta>
</office:document-meta>
</file>